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Talk about learning how to write. Interactions... I have very little practice with those.</text:p>
      <text:p text:style-name="Normal">We have to figure out what we want. A soulful world...</text:p>
      <text:p text:style-name="Normal">Our fatigue isn’t helping. Then, we crank it up with additional weaponry. It’s weapons free after all. We’re going all out.</text:p>
      <text:p text:style-name="Normal"/>
      <text:p text:style-name="Normal">君、神としてまだ青いな。</text:p>
      <text:p text:style-name="Normal">Let’s figure out why they’re here.</text:p>
      <text:p text:style-name="Normal"/>
      <text:p text:style-name="Normal">My approach is wrong... That could be. The world is soulful, but it is disconnected from her. Then their role would be a passive one. They’re there for her to see them, for her to learn, and for her to try. They’re there to become her friends. Of course, they have their own lives, their own stories, but in her story, their role is to be there to become her friends.</text:p>
      <text:p text:style-name="Normal">The more I don’t understand.</text:p>
      <text:p text:style-name="Normal">Not true. You’ve figured out the above. Now you need to figure out how to implement it.</text:p>
      <text:p text:style-name="Normal"/>
      <text:p text:style-name="Normal">I wonder if something becomes a passion if I try hard enough at it, or if I pay with it lightheartedly.</text:p>
      <text:p text:style-name="Normal">Beats me. Let’s try.</text:p>
      <text:p text:style-name="Normal"/>
      <text:p text:style-name="Normal"/>
      <text:p text:style-name="Normal"/>
      <text:p text:style-name="Normal"/>
      <text:p text:style-name="Normal">I see. I don’t know how to write side characters at all. That’s not good.</text:p>
      <text:p text:style-name="Normal">Since i know nothing about them, I’m unintentionally blocking myself at their character introductions thinking about what roles they’ll serve in the story.</text:p>
      <text:p text:style-name="Normal">Fortunately, our framework made us catch this. The problem, however, is worth exploring anyway, I think. Put simply, I don’t think we should worry about the roles our side characters will serve. That’s not how life works anyway. Some characters will be born with a purpose, but that’s not true for all of them. And for them, what role they’ll play will depend purely on the writer’s skills.</text:p>
      <text:p text:style-name="Normal">On me, then.</text:p>
      <text:p text:style-name="Normal">Yup. On you, Harmony.</text:p>
      <text:p text:style-name="Normal">So, it’s no use getting stuck at the beginning. It will all depend on what you write as you go. It will all depend on your choices. Much like real life. So, get writing. Write, knowing that their fates is in your hands.</text:p>
      <text:p text:style-name="Normal"/>
      <text:p text:style-name="Normal">Ah. Right, I forgot about that phenomenon, even though I’ve been thinking about it a lot recently: writers have a tendency to exaggerate a trait and make it into a character. But people are more than simple character traits. This is our first foray into writing side characters, so let’s do it properly, because whether we like it or not, this will set the standard we’ll follow as a writer.</text:p>
      <text:p text:style-name="Normal"/>
      <text:p text:style-name="Normal"/>
      <text:p text:style-name="Normal"/>
      <text:p text:style-name="Normal">I’m outside of my comfort zone, and I’m not liking this introduction enough. It feels... Insufficient. However I’ll admit that this discomfort does come from incompleteness, at least partially.</text:p>
      <text:p text:style-name="Normal">Clumsiness? Lack of refinement. Something along these lines. I’m feeling something like that, in this introduction. Let’s save it and retry.</text:p>
      <text:p text:style-name="Normal"/>
      <text:p text:style-name="Normal"/>
      <text:p text:style-name="Normal"/>
      <text:p text:style-name="Normal">Good. And now we lean into phase 2. What do we want? Where do we take it from here?</text:p>
      <text:p text:style-name="Normal">I want to delve a little into her longing for connection, with these two in particular. But then, I also have two additional issues to handle: the fact that she doesn’t have a mask on, and, well, when she meets you. I think they can be merged into one.</text:p>
      <text:p text:style-name="Normal">What do I want from her meeting you, exactly?</text:p>
      <text:p text:style-name="Normal">I want to introduce you, I want to make it clear what kind of person you are. And, ah, I... Forgot this part. I want to showcase how she interacts with you.</text:p>
      <text:p text:style-name="Normal">That last part can be done indirectly, by showing the opposite of how she usually interacts with you, by having her be courageous. Would she choose to be courageous? The seeds have been planted, perhaps she only needs a little push. The giant. That would kill two birds with one stone. We introduce him and give her the helping hand she needs. But that’s a lot of characters we’re introducing.</text:p>
      <text:p text:style-name="Normal">Introducing all those characters is doable. The question is: can we do everything else without overwhelming the reader?</text:p>
      <text:p text:style-name="Normal">God, these frameworks we’ve made are coming in handy. Nice job, me of the past!</text:p>
      <text:p text:style-name="Normal">The answer is yes, we can do everything at once, because it’s simply how a day naturally flows. It’s just, today is a bit of a special day for her.</text:p>
      <text:p text:style-name="Normal">What’s the general flow then?</text:p>
      <text:p text:style-name="Normal">Let’s see... She follows the best friend duo to class, then instinctively puts her mask on to apologise for being late. Do we introduce the teacher here? Just a teeny tiny bit, just small hints, otherwise we’ll really be overdoing it. Then, she will take her seat, right next to you. And there, she will accomplish... Nothing. Because she will have put on a smile, and fear won’t allow her to take it off. From there, we’ll have to find a way for the giant gorilla to inspire her, and then... We’ll end the node there.</text:p>
      <text:p text:style-name="Normal">...Why? The flow would differ from last time. By not having her first failure at... Hold on... No, it could work. I want to explore this new path. Alright. This path is a go. You’re on.</text:p>
      <text:p text:style-name="Normal"/>
      <text:p text:style-name="Normal"/>
      <text:p text:style-name="Normal"/>
      <text:p text:style-name="Normal">Would I have the skills to pull that off?</text:p>
      <text:p text:style-name="Normal">You do. Question is: do we do it?</text:p>
      <text:p text:style-name="Normal">We’re afraid we’re trying to do too much in this node, huh? Like, we’re jumping from one emotion to another without respite.</text:p>
      <text:p text:style-name="Normal">That’s okay, you know. That’s how life is, daily. So long as it’s done well, it’s perfectly fine. So... To introduce <text:span text:style-name="T1">you</text:span>.</text:p>
      <text:p text:style-name="Normal">Why am I convincing myself that I can only introduce either you or the giant gorilla?</text:p>
      <text:p text:style-name="Normal">My instincts are telling me it’s gonna be difficult to do both at once. But if we could pull it off, things would flow nicely.</text:p>
      <text:p text:style-name="Normal">In that case, introducing the gorilla becomes the main problem. Let’s explore how we could do that. Or maybe that’s something we could deal with later, when we get to it.</text:p>
      <text:p text:style-name="Normal">Makes sense. Let’s get a move on then.</text:p>
      <text:p text:style-name="Normal"/>
      <text:p text:style-name="Normal"/>
      <text:p text:style-name="Normal">What do we do now?</text:p>
      <text:p text:style-name="Normal">We can either review the node or move on to the next one. Let’s do a tiny bit of the first, then do the second.</text:p>
      <text:p text:style-name="Normal">You know, it’s curious how things never go according to plans. That doesn’t make plans useless though. They’re an excellent compass to follow. And the journey is more organic when it deviates from them. The spontaneity isn’t a bad thing.</text:p>
      <text:p text:style-name="Normal">So we’re back to phase 2 then. It only took a few days to finish the node... Not bad. What do we do next?</text:p>
      <text:p text:style-name="Normal">We still have one character to properly introduce. And at the same time, I feel like the wait’s been dragging on for too long. But I shouldn’t get impatient.</text:p>
      <text:p text:style-name="Normal"/>
      <text:p text:style-name="Normal">Let’s see.</text:p>
      <text:p text:style-name="Normal">Do you want her to talk to you right away?</text:p>
      <text:p text:style-name="Normal">Try to. She tries to. As for how that goes, I leave it to you. But if we choose this path, further planning will have to wait for the outcome of her attempt.</text:p>
      <text:p text:style-name="Normal">What are our other options?</text:p>
      <text:p text:style-name="Normal">We’re closing our mind, why is that? We are refuting the possibility of other options. Laziness? Something like that, probably, something related to that. Let’s force our mind open.</text:p>
      <text:p text:style-name="Normal">And yet, my instincts drive me back to the first option.</text:p>
      <text:p text:style-name="Normal"/>
      <text:p text:style-name="Normal">Let’s not lie to ourselves. I know what you want. You want her to fail this first attempt, don’t you? Then you want to somehow leverage that to introduce the last character. Have that character push her to try again. A second attempt. Also one you doom her to fail.</text:p>
      <text:p text:style-name="Normal">All this to drive her to face herself. And for what? Oh, you know for what.</text:p>
      <text:p text:style-name="Normal">Can you call yourself a god knowing what you’ll do?</text:p>
      <text:p text:style-name="Normal"/>
      <text:p text:style-name="Normal">... Who cares who or what I am? It’s not about me. I don’t matter. I could not exist for all that both they and I care. The ones that matter are them. The only thing that matters is their story.</text:p>
      <text:p text:style-name="Normal">As for you. You want what you want, and I won’t deny it to you. Now go.</text:p>
      <text:p text:style-name="Normal"/>
      <text:p text:style-name="Normal">This one’s tough. I couldn’t think of ways to realise my idea, so here I am. The first thing that came to mind was having her talk to you during lunch break.</text:p>
      <text:p text:style-name="Normal">I see... It’s not that the idea is hard to implement, it’s that it’s hard to... Live. It requires courage, and I’m subconsciously pushing it back to stay within my comfort zone.</text:p>
      <text:p text:style-name="Normal">You bastard, you’re making this interesting. Here I thought she was the only one who needed courage to act, but turns out I need courage to write this too. Why the fuck am I the one who’s scared? I don’t know, but now that i have this, I don’t want it any other way.</text:p>
      <text:p text:style-name="Normal"/>
      <text:p text:style-name="Normal">部活帰り君と笑う</text:p>
      <text:p text:style-name="Normal">前髪は気にせずに</text:p>
      <text:p text:style-name="Normal">君の歩幅に合わせ</text:p>
      <text:p text:style-name="Normal">歩く夕暮れた道</text:p>
      <text:p text:style-name="Normal">「ちょっとコンビニでもよる」</text:p>
      <text:p text:style-name="Normal">「いいよ、アイス食べたいな」</text:p>
      <text:p text:style-name="Normal">「奢ったりしないから」</text:p>
      <text:p text:style-name="Normal">「わかってるって」</text:p>
      <text:p text:style-name="Normal">Why did this come to me all of a sudden. I want to write it now. Thanks, 「ユイカ」。</text:p>
      <text:p text:style-name="Normal"/>
      <text:p text:style-name="Normal"/>
      <text:p text:style-name="Normal">I’m back. After a very long while, it feels like. I feel like i haven’t written properly in... A nameless amount of time. Right now feels right, but I also know right now I don’t have much time. How to write...</text:p>
      <text:p text:style-name="Normal">To write properly, I must have good eyes. I must form the proper connection between my heart and my mind. The perfect connection. And to form it, I must have good eyes that see everything. They see all that cannot be seen, all my heart says and all it fails to say, my eyes must see it all, search for it, and my brain must process all of this and come up with the best way to answer, to do what my heart wants.</text:p>
      <text:p text:style-name="Normal">A fragile, elusive balance.</text:p>
      <text:p text:style-name="Normal">I see. So this is what I want.</text:p>
      <text:p text:style-name="Normal"/>
      <text:p text:style-name="Normal">I need to figure you out. <text:span text:style-name="T1">You</text:span>, I mean. Kindness is your main trait in her eyes, but what kind of person are you? How do you two usually interact?</text:p>
      <text:p text:style-name="Normal">Or maybe I’m the one who was too tired.</text:p>
      <text:p text:style-name="Normal"/>
      <text:p text:style-name="Normal"/>
      <text:p text:style-name="Normal"/>
      <text:p text:style-name="Normal"/>
      <text:p text:style-name="Normal">Where to?</text:p>
      <text:p text:style-name="Normal">I don’t know. At first glance, I... I’m not convinced by this path. But let’s get to the end of it, we’ll see later.</text:p>
      <text:p text:style-name="Normal">Is it unwise to continue without knowing what kind of person <text:span text:style-name="T1">you</text:span> is?</text:p>
      <text:p text:style-name="Normal">It is. Let’s figure you out then.</text:p>
      <text:p text:style-name="Normal"/>
      <text:p text:style-name="Normal"/>
      <text:p text:style-name="Normal">お久しぶり。 Red isn’t the correct version, I advise you correct to blue.</text:p>
      <text:p text:style-name="Normal">Wide open skies... Shall we?</text:p>
      <text:p text:style-name="Normal">Then, let’s talk a little. But, you know what you have to do. Let’s... Be quick about it, or even leave it to others if possible.</text:p>
      <text:p text:style-name="Normal">Or... If you compute at your best, what do you get?</text:p>
      <text:p text:style-name="Normal"/>
      <text:p text:style-name="Normal">Hm. Our currently feeling that this is a slow start is undeniable. How right is that feeling, you think?</text:p>
      <text:p text:style-name="Normal">It’s wrong.</text:p>
      <text:p text:style-name="Normal"/>
      <text:p text:style-name="Normal">Too on the nose. That’s... Strange. It feels too on the nose. Her courage, I mean. Why is that? It feels like it comes from nowhere, it feels too deus ex machina-like. This is very strange. Then, how should it be written? How should courage be written? A why... The reason why we are courageous. How sad, that courage without a reason sounds unlikely. That makes it challenging, but, it’s a good thing t oadd. A why. What’s her why? It’s... hard to put into words. And, now is not the time to put it into words. That will come later. So, let’s... Change it a little. Let’s modify things a little to feel less deus ex machina-like. However, the first lie must stay.</text:p>
      <text:p text:style-name="Normal">It must stay, but as things stand, there’ll be an unwanted misunderstanding. That requires more work than I thought. The last part of the first nodew, it has a way to come back to us.</text:p>
      <text:p text:style-name="Normal"/>
      <text:p text:style-name="Normal"/>
      <text:p text:style-name="Normal"/>
      <text:p text:style-name="Normal">Simpler. I want things to be simpler. More straightforward. I wonder what I’d like more. I think I want to try something new. More straightforward... Simpler...</text:p>
      <text:p text:style-name="Normal">...友達？ Would you forgive this deus ex machina? This strange new character that comes out of nowhere?</text:p>
      <text:p text:style-name="Normal">Hm... Not like this. It feels slightly off. I want things to be slightly different. I don’t want to end on another wait. I want to end the node on a stronger note.</text:p>
      <text:p text:style-name="Normal"/>
      <text:p text:style-name="Normal">How do I want things to end then, I wonder?</text:p>
      <text:p text:style-name="Normal">By having her find a little courage. Make things different from the previous versions.</text:p>
      <text:p text:style-name="Normal">This is better, but is this it?</text:p>
      <text:p text:style-name="Normal">Oh, you mean refinements? That will come later.</text:p>
      <text:p text:style-name="Normal"/>
      <text:p text:style-name="Normal"/>
      <text:p text:style-name="Normal">You know, perhaps more than refinements. This opening still feels... Not strong. Perhaps solid, but not strong. Or at least, not as strong as I want it to be. This feels like the right direction, it’s close, but it’s not quite it. Or, perhaps I’m just lacking perspective.</text:p>
      <text:p text:style-name="Normal">No, let’s be exact, let’s say exactly what our heart means to say: when the opening ends, I want to feel like I was hit by a bombshell, I want to feel that this is special. So, while this is close, it’s not close enough. It doesn’t have the “it” factor, not yet.</text:p>
      <text:p text:style-name="Normal"/>
      <text:p text:style-name="Normal">I see... I understand. How do we go about doing that? Would changes to the last paragraph alone suffice?</text:p>
      <text:p text:style-name="Normal">I don’t know. I do know that only the first node was written with the explicit intention of a soft hook. I hadn’t meant for the two of them together to become special. But now that I do, how do I do it?</text:p>
      <text:p text:style-name="Normal">Let’s figure out what we want and how we could get it. Give your imagination a blank check.</text:p>
      <text:p text:style-name="Normal"/>
      <text:p text:style-name="Normal">... I know the feeling I’m aiming for, but, I don’t know how to pull it off. I believe I can pull it off, and it feels like I always have, but I don’t know how to do it. In the current situation, in these circumstances, my instincts tell me it’s incredibly difficult to do. It would require... Great skills.</text:p>
      <text:p text:style-name="Normal">However.</text:p>
      <text:p text:style-name="Normal">I believe I have all the tools necessary. It’s up to me to orchestrate them together, to harmonise everything. What’s your name again? Yeah, don’t forget.</text:p>
      <text:p text:style-name="Normal">This task, as I see it, currently stands just beyond our current skill levels. Just the perfect spot to aim for a flow state, just the perfect spot for us to reach the next level. What’s your name again?</text:p>
      <text:p text:style-name="Normal"/>
      <text:p text:style-name="Normal">My instincts just told me that the first two nodes are good. Or, more precisely, they make for a good setup. The last paragraph still needs to be reviewed, but more importantly, it’s the third node that is responsible for greatness. It’s responsible for closing a cycle, and starting a new one. An arc, if you will. The third node will conclude the introductory arc. It will carry all the responsibilities that entails, as well as that of greatness. Godspeed, Harmony.</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